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" svg:font-family="'Fira Code Medium'" style:font-adornments="Normale" style:font-family-generic="modern" style:font-pitch="fixed"/>
    <style:font-face style:name="Fira Code Medium3" svg:font-family="'Fira Code Medium'" style:font-adornments="Normale" style:font-family-generic="modern" style:font-pitch="variable"/>
    <style:font-face style:name="Fira Code Medium1" svg:font-family="'Fira Code Medium'" style:font-family-generic="roman" style:font-pitch="variable"/>
    <style:font-face style:name="Fira Code Medium2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2" draw:gradient-step-count="0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text-outline="false" fo:font-size="60pt" fo:text-shadow="none" style:font-relief="none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fo:font-size="60pt" fo:text-shadow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22</text:span></text:p>
            <text:p><text:span text:style-name="T1">E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" svg:font-family="'Fira Code Medium'" style:font-adornments="Normale" style:font-family-generic="modern" style:font-pitch="fixed"/>
    <style:font-face style:name="Fira Code Medium3" svg:font-family="'Fira Code Medium'" style:font-adornments="Normale" style:font-family-generic="modern" style:font-pitch="variable"/>
    <style:font-face style:name="Fira Code Medium1" svg:font-family="'Fira Code Medium'" style:font-family-generic="roman" style:font-pitch="variable"/>
    <style:font-face style:name="Fira Code Medium2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bf00" draw:end-color="#ff8000" draw:start-intensity="100%" draw:end-intensity="100%" draw:angle="30deg" draw:border="0%"/>
    <draw:gradient draw:name="Gradient_20_2" draw:display-name="Gradient 2" draw:style="linear" draw:start-color="#5983b0" draw:end-color="#2a6099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4-24T22:55:26.017000000</dc:date>
    <meta:editing-duration>PT9M57S</meta:editing-duration>
    <meta:editing-cycles>3</meta:editing-cycles>
    <meta:generator>LibreOffice/7.0.3.1$Windows_X86_64 LibreOffice_project/d7547858d014d4cf69878db179d326fc3483e082</meta:generator>
    <meta:document-statistic meta:object-count="25"/>
  </office:meta>
</office:document-meta>
</file>